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fbd" officeooo:paragraph-rsid="001e1fbd"/>
    </style:style>
    <style:style style:name="P2" style:family="paragraph" style:parent-style-name="Standard">
      <style:text-properties officeooo:rsid="001e1fbd" officeooo:paragraph-rsid="001eae75"/>
    </style:style>
    <style:style style:name="P3" style:family="paragraph" style:parent-style-name="Standard">
      <style:text-properties officeooo:rsid="001e1fbd" officeooo:paragraph-rsid="0021f2f4"/>
    </style:style>
    <style:style style:name="P4" style:family="paragraph" style:parent-style-name="Standard">
      <style:text-properties fo:font-weight="normal" officeooo:rsid="001e1fbd" officeooo:paragraph-rsid="001e1fbd" style:font-weight-asian="normal" style:font-weight-complex="normal"/>
    </style:style>
    <style:style style:name="P5" style:family="paragraph" style:parent-style-name="Standard">
      <style:text-properties fo:font-weight="normal" officeooo:rsid="001e1fbd" officeooo:paragraph-rsid="001eae75" style:font-weight-asian="normal" style:font-weight-complex="normal"/>
    </style:style>
    <style:style style:name="P6" style:family="paragraph" style:parent-style-name="Standard">
      <style:text-properties fo:font-weight="normal" officeooo:rsid="001e1fbd" officeooo:paragraph-rsid="0021f2f4" style:font-weight-asian="normal" style:font-weight-complex="normal"/>
    </style:style>
    <style:style style:name="P7" style:family="paragraph" style:parent-style-name="Standard">
      <style:text-properties fo:color="#000000" fo:font-size="15pt" fo:font-style="italic" officeooo:rsid="001e1fbd" officeooo:paragraph-rsid="001eae75" style:font-size-asian="15pt" style:font-style-asian="italic" style:font-size-complex="15pt" style:font-style-complex="italic"/>
    </style:style>
    <style:style style:name="P8" style:family="paragraph" style:parent-style-name="Standard">
      <style:text-properties fo:color="#000000" fo:font-size="15pt" fo:font-style="italic" officeooo:rsid="001eae75" officeooo:paragraph-rsid="001eae75" style:font-size-asian="15pt" style:font-style-asian="italic" style:font-size-complex="15pt" style:font-style-complex="italic"/>
    </style:style>
    <style:style style:name="P9" style:family="paragraph" style:parent-style-name="Standard">
      <style:text-properties fo:color="#000000" fo:font-size="15pt" fo:font-style="italic" officeooo:rsid="00208294" officeooo:paragraph-rsid="00208294" style:font-size-asian="15pt" style:font-style-asian="italic" style:font-size-complex="15pt" style:font-style-complex="italic"/>
    </style:style>
    <style:style style:name="P10" style:family="paragraph" style:parent-style-name="Standard">
      <style:text-properties fo:color="#000000" fo:font-size="15pt" fo:font-style="italic" style:text-underline-style="solid" style:text-underline-width="auto" style:text-underline-color="font-color" fo:font-weight="normal" officeooo:rsid="001e1fbd" officeooo:paragraph-rsid="002314f4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text-properties fo:color="#000000" fo:font-size="15pt" fo:font-style="italic" style:text-underline-style="solid" style:text-underline-width="auto" style:text-underline-color="font-color" officeooo:rsid="00208294" officeooo:paragraph-rsid="00208294" style:font-size-asian="15pt" style:font-style-asian="italic" style:font-size-complex="15pt" style:font-style-complex="italic"/>
    </style:style>
    <style:style style:name="P12" style:family="paragraph" style:parent-style-name="Standard">
      <style:text-properties fo:color="#000000" fo:font-size="15pt" fo:font-style="italic" style:text-underline-style="solid" style:text-underline-width="auto" style:text-underline-color="font-color" officeooo:rsid="001e1fbd" officeooo:paragraph-rsid="001eae75" style:font-size-asian="15pt" style:font-style-asian="italic" style:font-size-complex="15pt" style:font-style-complex="italic"/>
    </style:style>
    <style:style style:name="P13" style:family="paragraph" style:parent-style-name="Standard">
      <style:text-properties fo:color="#000000" fo:font-size="15pt" fo:font-style="italic" style:text-underline-style="solid" style:text-underline-width="auto" style:text-underline-color="font-color" officeooo:rsid="001e1fbd" officeooo:paragraph-rsid="001e1fbd" style:font-size-asian="15pt" style:font-style-asian="italic" style:font-size-complex="15pt" style:font-style-complex="italic"/>
    </style:style>
    <style:style style:name="P14" style:family="paragraph" style:parent-style-name="Standard">
      <style:text-properties fo:color="#000000" officeooo:rsid="001eae75" officeooo:paragraph-rsid="001eae75"/>
    </style:style>
    <style:style style:name="P15" style:family="paragraph" style:parent-style-name="Standard">
      <style:text-properties fo:color="#000000" officeooo:paragraph-rsid="001eae75"/>
    </style:style>
    <style:style style:name="P16" style:family="paragraph" style:parent-style-name="Standard">
      <style:text-properties fo:color="#000000" style:font-name="Liberation Serif" fo:font-size="12pt" officeooo:paragraph-rsid="001eae75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paragraph-rsid="0021f2f4" style:font-size-asian="12pt" style:font-size-complex="12pt"/>
    </style:style>
    <style:style style:name="P18" style:family="paragraph" style:parent-style-name="Standard">
      <style:text-properties fo:color="#000000" fo:font-size="12pt" officeooo:paragraph-rsid="001eae75" style:font-size-asian="12pt" style:font-size-complex="12pt"/>
    </style:style>
    <style:style style:name="P19" style:family="paragraph" style:parent-style-name="Standard">
      <style:text-properties fo:color="#000000" fo:font-size="12pt" fo:font-style="italic" officeooo:rsid="001eae75" officeooo:paragraph-rsid="0021f2f4" style:font-size-asian="10.5pt" style:font-style-asian="italic" style:font-size-complex="12pt" style:font-style-complex="italic"/>
    </style:style>
    <style:style style:name="P20" style:family="paragraph" style:parent-style-name="Standard">
      <style:text-properties fo:color="#000000" fo:font-size="12pt" fo:font-style="italic" fo:font-weight="normal" officeooo:rsid="002390fc" officeooo:paragraph-rsid="002390fc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color="#000000" fo:font-size="12pt" fo:font-style="italic" fo:font-weight="normal" officeooo:paragraph-rsid="002314f4"/>
    </style:style>
    <style:style style:name="P22" style:family="paragraph" style:parent-style-name="Standard">
      <style:text-properties fo:color="#000000" officeooo:paragraph-rsid="0021f2f4"/>
    </style:style>
    <style:style style:name="P23" style:family="paragraph" style:parent-style-name="Standard">
      <style:text-properties fo:color="#000000" officeooo:rsid="002314f4" officeooo:paragraph-rsid="002314f4"/>
    </style:style>
    <style:style style:name="P24" style:family="paragraph" style:parent-style-name="Standard">
      <style:text-properties officeooo:rsid="001eae75" officeooo:paragraph-rsid="001eae75"/>
    </style:style>
    <style:style style:name="P25" style:family="paragraph" style:parent-style-name="Standard">
      <style:text-properties officeooo:rsid="001eae75" officeooo:paragraph-rsid="0021f2f4"/>
    </style:style>
    <style:style style:name="P26" style:family="paragraph" style:parent-style-name="Standard">
      <style:text-properties fo:color="#0000ff" officeooo:rsid="001eae75" officeooo:paragraph-rsid="001eae75"/>
    </style:style>
    <style:style style:name="P27" style:family="paragraph" style:parent-style-name="Standard">
      <style:text-properties fo:color="#0000ff" officeooo:rsid="001eae75" officeooo:paragraph-rsid="0021f2f4"/>
    </style:style>
    <style:style style:name="P28" style:family="paragraph" style:parent-style-name="Standard">
      <style:text-properties officeooo:rsid="002390fc" officeooo:paragraph-rsid="002390fc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 officeooo:rsid="001eae75" style:font-weight-asian="normal" style:font-weight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1eae75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208294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21f2f4" style:font-size-asian="10pt" style:font-style-asian="italic" style:font-size-complex="10pt" style:font-style-complex="italic"/>
    </style:style>
    <style:style style:name="T6" style:family="text">
      <style:text-properties fo:font-style="italic" fo:font-weight="normal" officeooo:rsid="001eae75" style:font-style-asian="italic" style:font-weight-asian="normal" style:font-style-complex="italic" style:font-weight-complex="normal"/>
    </style:style>
    <style:style style:name="T7" style:family="text">
      <style:text-properties officeooo:rsid="001eae75"/>
    </style:style>
    <style:style style:name="T8" style:family="text">
      <style:text-properties fo:font-style="normal" fo:font-weight="normal" officeooo:rsid="001eae75" style:font-style-asian="normal" style:font-weight-asian="normal" style:font-style-complex="normal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1eae75" style:font-size-asian="15pt" style:font-size-complex="15pt"/>
    </style:style>
    <style:style style:name="T11" style:family="text">
      <style:text-properties fo:font-variant="normal" fo:text-transform="none" fo:color="#274e13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74e13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font-name="Liberation Serif" fo:font-size="11pt" fo:font-style="normal" style:text-underline-style="none" fo:font-weight="normal" officeooo:rsid="001eae75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font-name="Liberation Serif" fo:font-size="11pt" fo:font-style="normal" style:text-underline-style="none" fo:font-weight="normal" officeooo:rsid="00208294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style:font-name="Liberation Serif" fo:font-size="11pt" fo:font-style="normal" style:text-underline-style="none" fo:font-weight="normal" officeooo:rsid="002314f4" style:text-blinking="false" fo:background-color="transparent" loext:char-shading-value="0"/>
    </style:style>
    <style:style style:name="T17" style:family="text">
      <style:text-properties fo:font-variant="normal" fo:text-transform="none" style:text-line-through-style="none" style:text-line-through-type="none" style:font-name="Liberation Serif" fo:font-size="11pt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style:font-name="Liberation Serif" fo:font-size="11pt" fo:font-style="normal" style:text-underline-style="none" officeooo:rsid="002314f4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1eae75" style:text-blinking="false" fo:background-color="transparent" loext:char-shading-value="0"/>
    </style:style>
    <style:style style:name="T2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208294" style:text-blinking="false" fo:background-color="transparent" loext:char-shading-value="0"/>
    </style:style>
    <style:style style:name="T22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2314f4" style:text-blinking="false" fo:background-color="transparent" loext:char-shading-value="0"/>
    </style:style>
    <style:style style:name="T24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2390fc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variant="normal" fo:text-transform="none" style:text-line-through-style="none" style:text-line-through-type="none" style:font-name="Liberation Serif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style:text-line-through-style="none" style:text-line-through-type="none" style:font-name="Liberation Serif" style:text-underline-style="none" fo:font-weight="normal" officeooo:rsid="001eae75" style:text-blinking="false" fo:background-color="transparent" loext:char-shading-value="0"/>
    </style:style>
    <style:style style:name="T27" style:family="text">
      <style:text-properties fo:font-variant="normal" fo:text-transform="none" style:text-line-through-style="none" style:text-line-through-type="none" style:font-name="Liberation Serif" style:text-underline-style="none" style:text-blinking="false" fo:background-color="transparent" loext:char-shading-value="0"/>
    </style:style>
    <style:style style:name="T28" style:family="text">
      <style:text-properties fo:font-variant="normal" fo:text-transform="none" style:text-line-through-style="none" style:text-line-through-type="none" style:font-name="Liberation Serif" style:text-underline-style="none" officeooo:rsid="002314f4" style:text-blinking="false" fo:background-color="transparent" loext:char-shading-value="0"/>
    </style:style>
    <style:style style:name="T29" style:family="text">
      <style:text-properties fo:font-variant="normal" fo:text-transform="none" style:text-line-through-style="none" style:text-line-through-type="none" style:font-name="Liberation Serif" style:text-blinking="false" fo:background-color="transparent" loext:char-shading-value="0"/>
    </style:style>
    <style:style style:name="T30" style:family="text">
      <style:text-properties fo:font-variant="normal" fo:text-transform="none" style:text-line-through-style="none" style:text-line-through-type="none" style:font-name="Liberation Serif" officeooo:rsid="002314f4" style:text-blinking="false" fo:background-color="transparent" loext:char-shading-value="0"/>
    </style:style>
    <style:style style:name="T31" style:family="text">
      <style:text-properties fo:font-variant="normal" fo:text-transform="none" style:text-line-through-style="none" style:text-line-through-type="none" style:font-name="Liberation Serif" officeooo:rsid="002390fc" style:text-blinking="false" fo:background-color="transparent" loext:char-shading-value="0"/>
    </style:style>
    <style:style style:name="T32" style:family="text">
      <style:text-properties fo:font-variant="normal" fo:text-transform="none" style:text-line-through-style="none" style:text-line-through-type="none" style:font-name="Liberation Serif" fo:font-weight="normal" style:text-blinking="false" fo:background-color="transparent" loext:char-shading-value="0"/>
    </style:style>
    <style:style style:name="T33" style:family="text">
      <style:text-properties fo:font-variant="normal" fo:text-transform="none" style:text-line-through-style="none" style:text-line-through-type="none" style:font-name="Liberation Serif" fo:font-weight="normal" officeooo:rsid="001eae75" style:text-blinking="false" fo:background-color="transparent" loext:char-shading-value="0"/>
    </style:style>
    <style:style style:name="T34" style:family="text">
      <style:text-properties fo:font-variant="normal" fo:text-transform="none" style:text-line-through-style="none" style:text-line-through-type="none" style:font-name="Liberation Serif" fo:font-weight="normal" officeooo:rsid="002390fc" style:text-blinking="false" fo:background-color="transparent" loext:char-shading-value="0"/>
    </style:style>
    <style:style style:name="T3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style:text-line-through-style="none" style:text-line-through-type="none" fo:font-style="normal" style:text-underline-style="none" fo:font-weight="normal" officeooo:rsid="001eae75" style:text-blinking="false" fo:background-color="transparent" loext:char-shading-value="0"/>
    </style:style>
    <style:style style:name="T37" style:family="text">
      <style:text-properties fo:font-variant="normal" fo:text-transform="none" style:text-line-through-style="none" style:text-line-through-type="none" fo:font-style="normal" style:text-underline-style="none" fo:font-weight="normal" officeooo:rsid="00208294" style:text-blinking="false" fo:background-color="transparent" loext:char-shading-value="0"/>
    </style:style>
    <style:style style:name="T38" style:family="text">
      <style:text-properties fo:font-variant="normal" fo:text-transform="none" style:text-line-through-style="none" style:text-line-through-type="none" fo:font-style="normal" style:text-underline-style="none" fo:font-weight="normal" officeooo:rsid="002314f4" style:text-blinking="false" fo:background-color="transparent" loext:char-shading-value="0"/>
    </style:style>
    <style:style style:name="T39" style:family="text">
      <style:text-properties fo:font-variant="normal" fo:text-transform="none" fo:color="#0000ff" style:text-line-through-style="none" style:text-line-through-type="none" style:font-name="Liberation Serif" fo:font-size="11pt" fo:font-style="normal" style:text-underline-style="none" style:text-blinking="false" fo:background-color="transparent" loext:char-shading-value="0"/>
    </style:style>
    <style:style style:name="T40" style:family="text">
      <style:text-properties officeooo:rsid="00208294"/>
    </style:style>
    <style:style style:name="T41" style:family="text">
      <style:text-properties officeooo:rsid="0021f2f4"/>
    </style:style>
    <style:style style:name="T42" style:family="text">
      <style:text-properties fo:font-size="12pt" fo:font-style="italic" style:font-size-asian="12pt" style:font-style-asian="italic" style:font-size-complex="12pt" style:font-style-complex="italic"/>
    </style:style>
    <style:style style:name="T43" style:family="text">
      <style:text-properties fo:font-size="12pt" fo:font-style="italic" officeooo:rsid="0021f2f4" style:font-size-asian="12pt" style:font-style-asian="italic" style:font-size-complex="12pt" style:font-style-complex="italic"/>
    </style:style>
    <style:style style:name="T44" style:family="text">
      <style:text-properties fo:font-size="12pt" fo:font-style="italic" officeooo:rsid="002314f4" style:font-size-asian="12pt" style:font-style-asian="italic" style:font-size-complex="12pt" style:font-style-complex="italic"/>
    </style:style>
    <style:style style:name="T45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IARD</text:p>
      <text:p text:style-name="P1">LANDRY<text:tab/></text:p>
      <text:p text:style-name="P28">03/05/19</text:p>
      <text:p text:style-name="P1"/>
      <text:p text:style-name="P1"><text:tab/><text:tab/><text:tab/><text:span text:style-name="T45">Recherche Operationnelle</text:span></text:p>
      <text:p text:style-name="P1"/>
      <text:p text:style-name="P1"/>
      <text:p text:style-name="P1"/>
      <text:p text:style-name="P1"/>
      <text:p text:style-name="P13">Exercice 2)</text:p>
      <text:p text:style-name="P1"/>
      <text:p text:style-name="P1"/>
      <text:p text:style-name="P2"><text:span text:style-name="T10">1)</text:span>• Variables de décision:</text:p>
      <text:p text:style-name="P1"><text:tab/>X1 ,X2, X3, X4 </text:p>
      <text:p text:style-name="P1">elles représentent les flux de :</text:p>
      <text:p text:style-name="P1"><text:tab/>- Amiens vers le Havre: X1,</text:p>
      <text:p text:style-name="P1"><text:tab/>- Amiens vers Paris : X2,</text:p>
      <text:p text:style-name="P1"><text:tab/>- Rouen vers le Havre : X3,</text:p>
      <text:p text:style-name="P1"><text:tab/>- Rouen vers Paris : X4.</text:p>
      <text:p text:style-name="P1"/>
      <text:p text:style-name="P4">• Equation économique :</text:p>
      <text:p text:style-name="P4">la marge maximale est définie par :Max Z = 20.000 X1 + 10.000 X2 + 50.000 X3 + 20.000 X4</text:p>
      <text:p text:style-name="P4"/>
      <text:p text:style-name="P4">• Contraintes :</text:p>
      <text:p text:style-name="P4"/>
      <text:p text:style-name="P4"><text:tab/>X2 ≤ 50<text:tab/>(<text:span text:style-name="T2">capacité max entre Amiens et Paris du fait de l’autoroute A16) </text:span></text:p>
      <text:p text:style-name="P4"><text:span text:style-name="T2"/></text:p>
      <text:p text:style-name="P4"><text:tab/>X1 + X3 ≤ 120<text:tab/><text:span text:style-name="T2">(capacité </text:span><text:span text:style-name="T3">max de vente au Havre</text:span><text:span text:style-name="T2">) </text:span></text:p>
      <text:p text:style-name="P4"><text:span text:style-name="T2"/></text:p>
      <text:p text:style-name="P5"><text:tab/>X2 + X4 ≤ 100<text:tab/><text:span text:style-name="T2">(capacité </text:span><text:span text:style-name="T3">max de vente à Paris</text:span><text:span text:style-name="T2">) </text:span></text:p>
      <text:p text:style-name="P5"><text:span text:style-name="T2"/></text:p>
      <text:p text:style-name="P5"><text:tab/>X1 + X2 ≤ 120<text:tab/><text:span text:style-name="T2">(capacité </text:span><text:span text:style-name="T3">max d’acheminement depuis Amiens</text:span><text:span text:style-name="T2">) </text:span></text:p>
      <text:p text:style-name="P5"><text:span text:style-name="T2"/></text:p>
      <text:p text:style-name="P5"><text:tab/>X3 + X4 ≤ 110<text:tab/><text:span text:style-name="T2">(capacité </text:span><text:span text:style-name="T3">max d’acheminement depuis Rouen</text:span><text:span text:style-name="T2">) </text:span></text:p>
      <text:p text:style-name="P1"/>
      <text:p text:style-name="P24"><text:span text:style-name="T9">2) </text:span>On applique le solver en ligne :</text:p>
      <text:p text:style-name="P26"><text:a xlink:type="simple" xlink:href="http://www.phpsimplex.com/fr/exemple_methode_simplexe.htm" text:style-name="Internet_20_link" text:visited-style-name="Visited_20_Internet_20_Link">http://www.phpsimplex.com/fr/exemple_methode_simplexe.htm</text:a></text:p>
      <text:p text:style-name="P26"/>
      <text:p text:style-name="P15"><text:span text:style-name="T7">pour obtenir Z=</text:span><text:span text:style-name="T11"> </text:span><text:span text:style-name="T13">6.200.</text:span><text:span text:style-name="T14">000 euros</text:span></text:p>
      <text:p text:style-name="P15"><text:span text:style-name="T14"><text:tab/>X1 = 10</text:span></text:p>
      <text:p text:style-name="P15"><text:span text:style-name="T14"><text:tab/>X2 = 50</text:span></text:p>
      <text:p text:style-name="P15"><text:span text:style-name="T14"><text:tab/>X3 = 110</text:span></text:p>
      <text:p text:style-name="P15"><text:span text:style-name="T14"><text:tab/>X4 =0</text:span></text:p>
      <text:p text:style-name="P15"><text:span text:style-name="T14"/></text:p>
      <text:p text:style-name="P14"><text:span text:style-name="T13">Ici on exploite la capacité maximale de vente du magasin du Havre (110+10=120) mais on exploite seulement la moitié des capacités de vente du magasin de Paris (50&lt;100).</text:span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oft-page-break/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2"><text:span text:style-name="T32">Exercice </text:span><text:span text:style-name="T33">3</text:span><text:span text:style-name="T32">)</text:span></text:p>
      <text:p text:style-name="P7"><text:span text:style-name="T19"/></text:p>
      <text:p text:style-name="P2"><text:span text:style-name="T10">1)</text:span>• Variables de décision:</text:p>
      <text:p text:style-name="P2"><text:tab/>X1 ,X2</text:p>
      <text:p text:style-name="P2">elles représentent l<text:span text:style-name="T7">a quantité produite de</text:span> :</text:p>
      <text:p text:style-name="P2"><text:tab/>- <text:span text:style-name="T8">Mai</text:span><text:span text:style-name="T6">s</text:span><text:span text:style-name="T1"> </text:span><text:span text:style-name="T7">:</text:span> X1,</text:p>
      <text:p text:style-name="P2"><text:tab/>- <text:span text:style-name="T7">Colza</text:span> : X2.</text:p>
      <text:p text:style-name="P2"/>
      <text:p text:style-name="P5">• Equation économique :</text:p>
      <text:p text:style-name="P5">la marge maximale est définie par :Max Z = <text:span text:style-name="T7">600P1 + 500P2</text:span></text:p>
      <text:p text:style-name="P5"/>
      <text:p text:style-name="P5">• Contraintes :</text:p>
      <text:p text:style-name="P5"/>
      <text:p text:style-name="P5"><text:tab/>X<text:span text:style-name="T7">1 + X</text:span>2 ≤ <text:span text:style-name="T7">20</text:span>0<text:tab/>(<text:span text:style-name="T2">capacité max </text:span><text:span text:style-name="T3">d’hectares de champs à exploiter</text:span><text:span text:style-name="T2">) </text:span></text:p>
      <text:p text:style-name="P5"><text:span text:style-name="T2"/></text:p>
      <text:p text:style-name="P5"><text:tab/><text:span text:style-name="T7">100</text:span>X1 + <text:span text:style-name="T7">250</text:span>X<text:span text:style-name="T7">2</text:span> ≤ <text:span text:style-name="T7">30.000</text:span><text:tab/><text:span text:style-name="T2">(capacité </text:span><text:span text:style-name="T3">max d’engrais à utiliser)</text:span><text:span text:style-name="T2"> </text:span></text:p>
      <text:p text:style-name="P5"><text:span text:style-name="T2"/></text:p>
      <text:p text:style-name="P5"><text:tab/><text:span text:style-name="T40">2000</text:span>X<text:span text:style-name="T40">1</text:span> + <text:span text:style-name="T40">1000</text:span>X<text:span text:style-name="T40">2</text:span> ≤ <text:span text:style-name="T40">2</text:span>00.<text:span text:style-name="T40">000<text:tab/></text:span><text:tab/><text:span text:style-name="T2">(capacité </text:span><text:span text:style-name="T3">max d</text:span><text:span text:style-name="T4">’eau à utiliser</text:span><text:span text:style-name="T2">) </text:span></text:p>
      <text:p text:style-name="P2"/>
      <text:p text:style-name="P24"><text:span text:style-name="T9">2) </text:span>On applique le solver en ligne :</text:p>
      <text:p text:style-name="P26"><text:a xlink:type="simple" xlink:href="http://www.phpsimplex.com/fr/exemple_methode_simplexe.htm" text:style-name="Internet_20_link" text:visited-style-name="Visited_20_Internet_20_Link">http://www.phpsimplex.com/fr/exemple_methode_simplexe.htm</text:a></text:p>
      <text:p text:style-name="P26"/>
      <text:p text:style-name="P18"><text:span text:style-name="T7">pour obtenir Z=</text:span><text:span text:style-name="T12"> </text:span><text:span text:style-name="T21">80</text:span><text:span text:style-name="T19">.</text:span><text:span text:style-name="T20">000 euros</text:span></text:p>
      <text:p text:style-name="P16"><text:span text:style-name="T36"><text:tab/>X1 = </text:span><text:span text:style-name="T37">50</text:span></text:p>
      <text:p text:style-name="P16"><text:span text:style-name="T36"><text:tab/>X2 = </text:span><text:span text:style-name="T37">100</text:span></text:p>
      <text:p text:style-name="P15"><text:span text:style-name="T14"/></text:p>
      <text:p text:style-name="P8"><text:span text:style-name="T13">Ici on exploite </text:span><text:span text:style-name="T15">50 hectares de mais et 100 hectares de colza, c’est moins que la capacité maximale d’exploitation qui est de 200 hectares.</text:span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8"><text:span text:style-name="T15"/></text:p>
      <text:p text:style-name="P11"><text:soft-page-break/><text:span text:style-name="T32">Exercice </text:span><text:span text:style-name="T34">1</text:span><text:span text:style-name="T32">)</text:span></text:p>
      <text:p text:style-name="P9"><text:span text:style-name="T19"/></text:p>
      <text:p text:style-name="P3"><text:span text:style-name="T10">1)</text:span>• Variables de décision:</text:p>
      <text:p text:style-name="P3"><text:tab/>X1 ,X2, X3, X4 </text:p>
      <text:p text:style-name="P3">elles représentent les flux de :</text:p>
      <text:p text:style-name="P3"><text:tab/>- <text:span text:style-name="T41">Usine 1</text:span> vers <text:span text:style-name="T41">entrepôt par route</text:span>: X1,</text:p>
      <text:p text:style-name="P3"><text:tab/>- <text:span text:style-name="T41">Usine 1</text:span> vers <text:span text:style-name="T41">entrepôt par train</text:span>: X<text:span text:style-name="T41">2</text:span>,</text:p>
      <text:p text:style-name="P3"><text:tab/>- <text:span text:style-name="T41">Usine 2</text:span> vers <text:span text:style-name="T41">entrepôt par route</text:span>: X<text:span text:style-name="T41">3</text:span>,</text:p>
      <text:p text:style-name="P3"><text:tab/>- <text:span text:style-name="T41">Usine 2</text:span> vers <text:span text:style-name="T41">entrepôt par train</text:span>: X<text:span text:style-name="T41">4</text:span>.</text:p>
      <text:p text:style-name="P3"/>
      <text:p text:style-name="P3"/>
      <text:p text:style-name="P6">• Equation économique :</text:p>
      <text:p text:style-name="P6">la marge maximale est définie par :Max Z = <text:span text:style-name="T41">10</text:span> X1 + <text:span text:style-name="T41">10</text:span> X2 + <text:span text:style-name="T41">15</text:span> X3 + <text:span text:style-name="T41">15</text:span> X4</text:p>
      <text:p text:style-name="P6"/>
      <text:p text:style-name="P6">• Contraintes :</text:p>
      <text:p text:style-name="P6"/>
      <text:p text:style-name="P6"><text:tab/>X<text:span text:style-name="T41">1 +X2</text:span> ≤ <text:span text:style-name="T41">6.000.000<text:tab/><text:tab/></text:span>(<text:span text:style-name="T2">capacité max </text:span><text:span text:style-name="T5">de sortie de l’usine 1</text:span><text:span text:style-name="T2">) </text:span></text:p>
      <text:p text:style-name="P6"><text:span text:style-name="T2"/></text:p>
      <text:p text:style-name="P6"><text:tab/>X<text:span text:style-name="T41">3</text:span> + X<text:span text:style-name="T41">4</text:span> ≤ <text:span text:style-name="T41">4.000.000<text:tab/><text:tab/></text:span><text:span text:style-name="T2">(capacité max </text:span><text:span text:style-name="T5">de sortie de l’usine 2</text:span><text:span text:style-name="T2">) </text:span></text:p>
      <text:p text:style-name="P6"><text:span text:style-name="T2"/></text:p>
      <text:p text:style-name="P6"><text:tab/>X<text:span text:style-name="T41">1 </text:span>≤ <text:span text:style-name="T41">4.000.000</text:span><text:tab/><text:span text:style-name="T2">(capacité </text:span><text:span text:style-name="T3">max </text:span><text:span text:style-name="T5">de transport par la route depuis l’usine 1</text:span><text:span text:style-name="T2">) </text:span></text:p>
      <text:p text:style-name="P6"><text:span text:style-name="T2"/></text:p>
      <text:p text:style-name="P6"><text:tab/>X2 ≤ <text:span text:style-name="T41">3.000.000<text:tab/></text:span><text:span text:style-name="T2">(capacité </text:span><text:span text:style-name="T3">max </text:span><text:span text:style-name="T5">de transport par le train depuis l’usine 1</text:span><text:span text:style-name="T2">) </text:span></text:p>
      <text:p text:style-name="P6"><text:span text:style-name="T2"/></text:p>
      <text:p text:style-name="P6"><text:tab/>X3 ≤ <text:span text:style-name="T41">2.000.000</text:span><text:tab/><text:span text:style-name="T2">(capacité </text:span><text:span text:style-name="T3">max </text:span><text:span text:style-name="T5">de transport par la route depuis l’usine 2</text:span><text:span text:style-name="T2">) </text:span></text:p>
      <text:p text:style-name="P6"><text:span text:style-name="T2"><text:tab/></text:span></text:p>
      <text:p text:style-name="P6"><text:span text:style-name="T2"><text:tab/></text:span><text:span text:style-name="T42">X3 ≤ </text:span><text:span text:style-name="T43">3.</text:span><text:span text:style-name="T44">000.000</text:span><text:span text:style-name="T2"><text:tab/>(capacité </text:span><text:span text:style-name="T3">max </text:span><text:span text:style-name="T5">de transport par le train depuis l’usine 2</text:span><text:span text:style-name="T2">) </text:span></text:p>
      <text:p text:style-name="P3"/>
      <text:p text:style-name="P25"><text:span text:style-name="T9">2) </text:span>On applique le solver en ligne :</text:p>
      <text:p text:style-name="P27"><text:a xlink:type="simple" xlink:href="http://www.phpsimplex.com/fr/exemple_methode_simplexe.htm" text:style-name="Internet_20_link" text:visited-style-name="Visited_20_Internet_20_Link">http://www.phpsimplex.com/fr/exemple_methode_simplexe.htm</text:a></text:p>
      <text:p text:style-name="P27"/>
      <text:p text:style-name="P17"><text:span text:style-name="T7">pour obtenir Z=</text:span><text:span text:style-name="T35"> </text:span><text:span text:style-name="T38">120</text:span><text:span text:style-name="T35">.</text:span><text:span text:style-name="T38">000</text:span><text:span text:style-name="T35">.</text:span><text:span text:style-name="T36">000 </text:span><text:span text:style-name="T38">centimes d’euros</text:span></text:p>
      <text:p text:style-name="P22"><text:span text:style-name="T14"><text:tab/>X1 = </text:span><text:span text:style-name="T16">4.000.000</text:span></text:p>
      <text:p text:style-name="P22"><text:span text:style-name="T14"><text:tab/>X2 = </text:span><text:span text:style-name="T16">2.000.000</text:span></text:p>
      <text:p text:style-name="P22"><text:span text:style-name="T14"><text:tab/>X3 = </text:span><text:span text:style-name="T16">2.000.000</text:span></text:p>
      <text:p text:style-name="P22"><text:span text:style-name="T14"><text:tab/>X4 = </text:span><text:span text:style-name="T16">2.000.000</text:span></text:p>
      <text:p text:style-name="P22"><text:span text:style-name="T14"/></text:p>
      <text:p text:style-name="P23"><text:span text:style-name="T13">La société peut dégager une marche de 1.2 millions d’euros chaque mois. Il faut qu’elle achemine 4 millions millions de litres d’eau de son usine 1 vers les entrepôts par la route, 2 millions depuis son usine 2 par la route et 2 millions par le train depuis les deux usines.</text:span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0"><text:soft-page-break/><text:span text:style-name="T29">Exercice </text:span><text:span text:style-name="T31">4</text:span><text:span text:style-name="T29">)</text:span></text:p>
      <text:p text:style-name="P21"><text:span text:style-name="T24"/></text:p>
      <text:p text:style-name="P20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1:07:37.170725511</meta:creation-date>
    <dc:date>2019-05-03T12:11:07.172097825</dc:date>
    <meta:editing-duration>PT9M58S</meta:editing-duration>
    <meta:editing-cycles>1</meta:editing-cycles>
    <meta:document-statistic meta:table-count="0" meta:image-count="0" meta:object-count="0" meta:page-count="4" meta:paragraph-count="73" meta:word-count="530" meta:character-count="2888" meta:non-whitespace-character-count="2369"/>
    <meta:generator>LibreOffice/6.0.7.3$Linux_X86_64 LibreOffice_project/00m0$Build-3</meta:generator>
  </office:meta>
</office:document-meta>
</file>